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2.7547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wrap-option="wrap" style:vertical-align="top"/>
      <style:text-properties style:font-name="Fira Code"/>
    </style:style>
    <style:style style:name="ce13" style:family="table-cell" style:parent-style-name="Default" style:data-style-name="N124">
      <style:text-properties style:font-name="Fira Cod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/>
    </style:style>
    <style:style style:name="ce15" style:family="table-cell" style:parent-style-name="Default">
      <style:text-properties style:font-name="Fira Cod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26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3" style:family="table-cell" style:parent-style-name="Default">
      <style:text-properties style:font-name="Fira Cod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vertical-align="top"/>
      <style:text-properties style:font-name="Fira Cod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ira Cod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ira Code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style:font-name="Fira Code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/>
    </style:style>
    <style:style style:name="ce32" style:family="table-cell" style:parent-style-name="Default">
      <style:text-properties style:font-name="Fira Cod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ira Code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style:vertical-align="top"/>
      <style:text-properties style:font-name="Fira Cod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ira Code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ira Code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41" style:family="table-cell" style:parent-style-name="Default">
      <style:table-cell-properties fo:wrap-option="wrap" style:vertical-align="top"/>
      <style:text-properties style:font-name="Fira Code"/>
    </style:style>
    <style:style style:name="ce42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style:font-name="Fira Code"/>
    </style:style>
    <style:style style:name="ce43" style:family="table-cell" style:parent-style-name="Default" style:data-style-name="N124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Loads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3" table:default-cell-style-name="ce32"/>
        <table:table-column table:style-name="co4" table:default-cell-style-name="ce32"/>
        <table:table-column table:style-name="co5" table:default-cell-style-name="ce32"/>
        <table:table-column table:style-name="co6" table:number-columns-repeated="2" table:default-cell-style-name="ce32"/>
        <table:table-column table:style-name="co2" table:default-cell-style-name="ce32"/>
        <table:table-column table:style-name="co5" table:number-columns-repeated="1014" table:default-cell-style-name="ce32"/>
        <table:table-row table:style-name="ro1">
          <table:table-cell table:style-name="ce30" office:value-type="string" calcext:value-type="string">
            <text:p>QTY</text:p>
          </table:table-cell>
          <table:table-cell table:style-name="ce34" office:value-type="string" calcext:value-type="string" table:number-columns-spanned="3" table:number-rows-spanned="1">
            <text:p>Light Drum REV9 STM32F412 Loads</text:p>
          </table:table-cell>
          <table:covered-table-cell table:number-columns-repeated="2"/>
          <table:table-cell table:style-name="ce38" office:value-type="string" calcext:value-type="string" table:number-columns-spanned="2" table:number-rows-spanned="2">
            <text:p>All values are in mA unless otherwise stated.</text:p>
          </table:table-cell>
          <table:covered-table-cell table:style-name="ce41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ce31" office:value-type="string" calcext:value-type="string" table:number-columns-spanned="4" table:number-rows-spanned="1">
            <text:p>12V Rail (12V)</text:p>
          </table:table-cell>
          <table:covered-table-cell table:style-name="ce31"/>
          <table:covered-table-cell table:number-columns-repeated="4"/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office:value-type="string" calcext:value-type="string" table:number-columns-spanned="1" table:number-rows-spanned="2">
            <text:p>QTY</text:p>
          </table:table-cell>
          <table:table-cell table:style-name="ce3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Q112</text:p>
          </table:table-cell>
          <table:table-cell table:number-columns-repeated="3" office:value-type="float" office:value="16.7" calcext:value-type="float">
            <text:p>16.7</text:p>
          </table:table-cell>
          <table:table-cell table:formula="of:=[.A5] * [.E5]" office:value-type="float" office:value="33.4" calcext:value-type="float">
            <text:p>33.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LED Strip Channel</text:p>
          </table:table-cell>
          <table:table-cell office:value-type="string" calcext:value-type="string">
            <text:p>--</text:p>
          </table:table-cell>
          <table:table-cell table:formula="of:=1.2 * 10 ^ 3" office:value-type="float" office:value="1200" calcext:value-type="float">
            <text:p>1200</text:p>
          </table:table-cell>
          <table:table-cell table:formula="of:=1.6 * 10 ^ 3" office:value-type="float" office:value="1600" calcext:value-type="float">
            <text:p>1600</text:p>
          </table:table-cell>
          <table:table-cell table:formula="of:=[.A6] * [.E6]" office:value-type="float" office:value="12800" calcext:value-type="float">
            <text:p>128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7] * [.E7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5V VCC Rail</text:p>
          </table:table-cell>
          <table:table-cell table:number-columns-repeated="2" office:value-type="string" calcext:value-type="string">
            <text:p>--</text:p>
          </table:table-cell>
          <table:table-cell table:formula="of:=(5 * SUM([.F13:.F20])) / 12" office:value-type="float" office:value="208.297875" calcext:value-type="float">
            <text:p>208.297875</text:p>
          </table:table-cell>
          <table:table-cell table:formula="of:=SUM([.F13:.F20])" office:value-type="float" office:value="499.9149" calcext:value-type="float">
            <text:p>499.9149</text:p>
          </table:table-cell>
          <table:table-cell table:number-columns-repeated="1018"/>
        </table:table-row>
        <table:table-row table:style-name="ro2">
          <table:table-cell/>
          <table:table-cell table:style-name="ce37" office:value-type="string" calcext:value-type="string">
            <text:p>Total Load</text:p>
          </table:table-cell>
          <table:table-cell/>
          <table:table-cell table:style-name="Default" table:formula="of:=COM.MICROSOFT.CONCAT(TEXT(([.E51] * SUM([.F5:.F8])) * 10 ^ -3; &quot;#.###&quot;); &quot;W&quot;)" office:value-type="string" office:string-value="160.024W" calcext:value-type="string">
            <text:p>160.024W</text:p>
          </table:table-cell>
          <table:table-cell table:style-name="ce39" table:formula="of:=COM.MICROSOFT.CONCAT(TEXT(SUM([.F5:.F8]); &quot;0.###&quot;); &quot;mA&quot;)" office:value-type="string" office:string-value="13335.315mA" calcext:value-type="string">
            <text:p>13335.315mA</text:p>
          </table:table-cell>
          <table:table-cell table:style-name="ce42" table:formula="of:=COM.MICROSOFT.CONCAT(TEXT(SUM([.F5:.F8]) * 10^-3; &quot;0.####&quot;); &quot;A&quot;)" office:value-type="string" office:string-value="13.3353A" calcext:value-type="string">
            <text:p>13.3353A</text:p>
          </table:table-cell>
          <table:table-cell table:style-name="Default"/>
          <table:table-cell table:style-name="ce43"/>
          <table:table-cell table:number-columns-repeated="1016"/>
        </table:table-row>
        <table:table-row table:style-name="ro2">
          <table:table-cell table:style-name="ce31" office:value-type="string" calcext:value-type="string" table:number-columns-spanned="6" table:number-rows-spanned="1">
            <text:p>5V Rail (VCC)</text:p>
          </table:table-cell>
          <table:covered-table-cell table:style-name="ce31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3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TC2877-Driver</text:p>
          </table:table-cell>
          <table:table-cell table:formula="of:=25 * 10 ^ -3" office:value-type="float" office:value="0.025" calcext:value-type="float">
            <text:p>0.025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formula="of:=[.A13] * [.E13]" office:value-type="float" office:value="1.2" calcext:value-type="float">
            <text:p>1.2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/A IND LEDs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1.2" calcext:value-type="float">
            <text:p>1.2</text:p>
          </table:table-cell>
          <table:table-cell table:formula="of:=[.A14] * [.E14]" office:value-type="float" office:value="2.4" calcext:value-type="float">
            <text:p>2.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X4024T032</text:p>
          </table:table-cell>
          <table:table-cell office:value-type="string" calcext:value-type="string">
            <text:p>--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A15] * [.E15]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16] * [.E16]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AUP2G04</text:p>
          </table:table-cell>
          <table:table-cell office:value-type="string" calcext:value-type="string">
            <text:p>--</text:p>
          </table:table-cell>
          <table:table-cell table:formula="of:=0.5 * 10^-3" office:value-type="float" office:value="0.0005" calcext:value-type="float">
            <text:p>0.0005</text:p>
          </table:table-cell>
          <table:table-cell table:formula="of:=0.9 * 10^-3" office:value-type="float" office:value="0.0009" calcext:value-type="float">
            <text:p>0.0009</text:p>
          </table:table-cell>
          <table:table-cell table:formula="of:=[.A17] * [.E17]" office:value-type="float" office:value="0.0009" calcext:value-type="float">
            <text:p>0.0009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A18] * [.E18]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V VDD Rail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16.225" calcext:value-type="float">
            <text:p>216.225</text:p>
          </table:table-cell>
          <table:table-cell table:formula="of:=SUM([.F25:.F36])" office:value-type="float" office:value="344.374" calcext:value-type="float">
            <text:p>344.37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V VDDA Rail</text:p>
          </table:table-cell>
          <table:table-cell table:number-columns-repeated="2" office:value-type="string" calcext:value-type="string">
            <text:p>--</text:p>
          </table:table-cell>
          <table:table-cell table:formula="of:=0.0032604 * 10^3" office:value-type="float" office:value="3.2604" calcext:value-type="float">
            <text:p>3.2604</text:p>
          </table:table-cell>
          <table:table-cell table:formula="of:=SUM([.F41:.F42])" office:value-type="float" office:value="4.94" calcext:value-type="float">
            <text:p>4.94</text:p>
          </table:table-cell>
          <table:table-cell table:number-columns-repeated="1018"/>
        </table:table-row>
        <table:table-row table:style-name="ro2">
          <table:table-cell/>
          <table:table-cell table:style-name="ce37" office:value-type="string" calcext:value-type="string">
            <text:p>Total Load</text:p>
          </table:table-cell>
          <table:table-cell/>
          <table:table-cell table:style-name="Default" table:formula="of:=COM.MICROSOFT.CONCAT(TEXT(([.E50] * SUM([.F13:.F20])) * 10 ^ -3; &quot;#.###&quot;); &quot;W&quot;)" office:value-type="string" office:string-value="2.5W" calcext:value-type="string">
            <text:p>2.5W</text:p>
          </table:table-cell>
          <table:table-cell table:style-name="ce40" table:formula="of:=COM.MICROSOFT.CONCAT(TEXT(SUM([.F13:.F20]); &quot;#.###&quot;); &quot;mA&quot;)" office:value-type="string" office:string-value="499.915mA" calcext:value-type="string">
            <text:p>499.915mA</text:p>
          </table:table-cell>
          <table:table-cell table:style-name="ce42" table:formula="of:=COM.MICROSOFT.CONCAT(TEXT(SUM([.F13:.F20]) * 10^-3; &quot;0.####&quot;); &quot;A&quot;)" office:value-type="string" office:string-value="0.4999A" calcext:value-type="string">
            <text:p>0.4999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1" office:value-type="string" calcext:value-type="string" table:number-columns-spanned="6" table:number-rows-spanned="1">
            <text:p>3.3V Rail (VDD)</text:p>
          </table:table-cell>
          <table:covered-table-cell table:style-name="ce31"/>
          <table:covered-table-cell table:number-columns-repeated="4"/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2">
            <text:p>QTY</text:p>
          </table:table-cell>
          <table:table-cell table:style-name="ce3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M32F446ZCH6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table:formula="of:=[.A25] * [.E25]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4HC2G08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26] * [.E26]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4LC04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7] * [.E27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ZV321</text:p>
          </table:table-cell>
          <table:table-cell office:value-type="string" calcext:value-type="string">
            <text:p>--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table:formula="of:=[.A28] * [.E28]" office:value-type="float" office:value="0.27" calcext:value-type="float">
            <text:p>0.2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K Pots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109" calcext:value-type="float">
            <text:p>0.109</text:p>
          </table:table-cell>
          <table:table-cell table:formula="of:=[.A29] * [.E29]" office:value-type="float" office:value="0.218" calcext:value-type="float">
            <text:p>0.21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P Switch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326" calcext:value-type="float">
            <text:p>0.326</text:p>
          </table:table-cell>
          <table:table-cell table:formula="of:=[.A30] * [.E30]" office:value-type="float" office:value="0.326" calcext:value-type="float">
            <text:p>0.326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CA9634</text:p>
          </table:table-cell>
          <table:table-cell office:value-type="string" calcext:value-type="string">
            <text:p>--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formula="of:=[.A31] * [.E31]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A4181A2</text:p>
          </table:table-cell>
          <table:table-cell office:value-type="string" calcext:value-type="string">
            <text:p>--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</text:p>
          </table:table-cell>
          <table:table-cell table:formula="of:=[.A32] * [.E32]" office:value-type="float" office:value="1.8" calcext:value-type="float">
            <text:p>1.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 IND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table:formula="of:=[.A33] * [.E33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L0401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table:formula="of:=[.A34] * [.E34]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P16CP0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1.7" calcext:value-type="float">
            <text:p>11.7</text:p>
          </table:table-cell>
          <table:table-cell table:formula="of:=[.A35] * [.E35]" office:value-type="float" office:value="11.7" calcext:value-type="float">
            <text:p>11.7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TC2877-Logic</text:p>
          </table:table-cell>
          <table:table-cell office:value-type="float" office:value="0.025" calcext:value-type="float">
            <text:p>0.025</text:p>
          </table:table-cell>
          <table:table-cell table:formula="of:=120 * 10 ^ -3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table:formula="of:=[.A36] * [.E36]" office:value-type="float" office:value="0.06" calcext:value-type="float">
            <text:p>0.06</text:p>
          </table:table-cell>
          <table:table-cell table:number-columns-repeated="1018"/>
        </table:table-row>
        <table:table-row table:style-name="ro2">
          <table:table-cell/>
          <table:table-cell table:style-name="ce37" office:value-type="string" calcext:value-type="string">
            <text:p>Total Load</text:p>
          </table:table-cell>
          <table:table-cell/>
          <table:table-cell table:style-name="Default" table:formula="of:=COM.MICROSOFT.CONCAT(TEXT(([.E48] * SUM([.F25:.F36])) * 10 ^ -3; &quot;#.###&quot;); &quot;W&quot;)" office:value-type="string" office:string-value="1.136W" calcext:value-type="string">
            <text:p>1.136W</text:p>
          </table:table-cell>
          <table:table-cell table:style-name="ce40" table:formula="of:=COM.MICROSOFT.CONCAT(TEXT(SUM([.F25:.F36]); &quot;#.###&quot;); &quot;mA&quot;)" office:value-type="string" office:string-value="344.374mA" calcext:value-type="string">
            <text:p>344.374mA</text:p>
          </table:table-cell>
          <table:table-cell table:style-name="ce42" table:formula="of:=COM.MICROSOFT.CONCAT(TEXT(SUM([.F25:.F36]) * 10^-3; &quot;0.####&quot;); &quot;A&quot;)" office:value-type="string" office:string-value="0.3444A" calcext:value-type="string">
            <text:p>0.3444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1" office:value-type="string" calcext:value-type="string" table:number-columns-spanned="6" table:number-rows-spanned="1">
            <text:p>3.3V Analog Rail (VDDA)</text:p>
          </table:table-cell>
          <table:covered-table-cell table:style-name="ce31"/>
          <table:covered-table-cell table:number-columns-repeated="4"/>
          <table:table-cell table:number-columns-repeated="1018"/>
        </table:table-row>
        <table:table-row table:style-name="ro2">
          <table:table-cell table:number-columns-spanned="1" table:number-rows-spanned="2"/>
          <table:table-cell table:style-name="ce35" office:value-type="string" calcext:value-type="string" table:number-columns-spanned="1" table:number-rows-spanned="2">
            <text:p>Component</text:p>
          </table:table-cell>
          <table:table-cell office:value-type="string" calcext:value-type="string" table:number-columns-spanned="3" table:number-rows-spanned="1">
            <text:p>Power Usage</text:p>
          </table:table-cell>
          <table:covered-table-cell table:number-columns-repeated="2"/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CP3561</text:p>
          </table:table-cell>
          <table:table-cell office:value-type="string" calcext:value-type="string">
            <text:p>--</text:p>
          </table:table-cell>
          <table:table-cell office:value-type="float" office:value="1.65" calcext:value-type="float">
            <text:p>1.65</text:p>
          </table:table-cell>
          <table:table-cell office:value-type="float" office:value="2.2" calcext:value-type="float">
            <text:p>2.2</text:p>
          </table:table-cell>
          <table:table-cell table:formula="of:=[.A41] * [.E41]" office:value-type="float" office:value="4.4" calcext:value-type="float">
            <text:p>4.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ZV321</text:p>
          </table:table-cell>
          <table:table-cell office:value-type="string" calcext:value-type="string">
            <text:p>--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table:formula="of:=[.A42] * [.E42]" office:value-type="float" office:value="0.54" calcext:value-type="float">
            <text:p>0.54</text:p>
          </table:table-cell>
          <table:table-cell table:number-columns-repeated="1018"/>
        </table:table-row>
        <table:table-row table:style-name="ro2">
          <table:table-cell/>
          <table:table-cell table:style-name="ce37" office:value-type="string" calcext:value-type="string">
            <text:p>Total Load</text:p>
          </table:table-cell>
          <table:table-cell/>
          <table:table-cell table:style-name="Default" table:formula="of:=COM.MICROSOFT.CONCAT(TEXT(([.E49] * SUM([.F41:.F42])) * 10 ^ -3; &quot;#.###&quot;); &quot;W&quot;)" office:value-type="string" office:string-value=".016W" calcext:value-type="string">
            <text:p>.016W</text:p>
          </table:table-cell>
          <table:table-cell table:style-name="ce37" table:formula="of:=COM.MICROSOFT.CONCAT(TEXT(SUM([.F41:.F42]); &quot;#.###&quot;); &quot;mA&quot;)" office:value-type="string" office:string-value="4.94mA" calcext:value-type="string">
            <text:p>4.94mA</text:p>
          </table:table-cell>
          <table:table-cell table:style-name="ce42" table:formula="of:=COM.MICROSOFT.CONCAT(TEXT(SUM([.F39:.F42]) * 10^-3; &quot;0.####&quot;); &quot;A&quot;)" office:value-type="string" office:string-value="0.0049A" calcext:value-type="string">
            <text:p>0.0049A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3" office:value-type="string" calcext:value-type="string" table:number-columns-spanned="5" table:number-rows-spanned="1">
            <text:p>Light Drum REV9 STM32F412 Power Suppli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Rai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LTA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3V</text:p>
          </table:table-cell>
          <table:table-cell office:value-type="string" calcext:value-type="string">
            <text:p>AP3401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.3VA</text:p>
          </table:table-cell>
          <table:table-cell office:value-type="string" calcext:value-type="string">
            <text:p>TPS7A9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5V</text:p>
          </table:table-cell>
          <table:table-cell office:value-type="string" calcext:value-type="string">
            <text:p>LM22673-ADJ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2V</text:p>
          </table:table-cell>
          <table:table-cell office:value-type="string" calcext:value-type="string">
            <text:p>External Power Brick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number:min-decimal-places="2" number:min-integer-digits="2"/>
    </number:number-style>
    <number:number-style style:name="N122">
      <number:number number:decimal-places="2" number:min-decimal-places="2" number:min-integer-digits="3"/>
    </number:number-style>
    <number:number-style style:name="N123">
      <number:number number:decimal-places="2" number:min-decimal-places="2" number:min-integer-digits="4"/>
    </number:number-style>
    <number:number-style style:name="N124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18:26:28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2T00:29:16.769000000</meta:creation-date>
    <dc:date>2023-01-29T18:28:25.556000000</dc:date>
    <meta:editing-duration>PT5H53M20S</meta:editing-duration>
    <meta:editing-cycles>11</meta:editing-cycles>
    <meta:generator>LibreOffice/7.3.3.2$Windows_X86_64 LibreOffice_project/d1d0ea68f081ee2800a922cac8f79445e4603348</meta:generator>
    <dc:description>Data For confirming power supply sutability. Listing all loads and power rails.</dc:description>
    <meta:keyword>power budget</meta:keyword>
    <dc:title>LightDrum REV9 Power Budget</dc:title>
    <meta:document-statistic meta:table-count="1" meta:cell-count="230" meta:object-count="0"/>
  </office:meta>
</office:document-meta>
</file>